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98in"/>
    </style:style>
    <style:style style:name="co4" style:family="table-column">
      <style:table-column-properties fo:break-before="auto" style:column-width="1.3783in"/>
    </style:style>
    <style:style style:name="co5" style:family="table-column">
      <style:table-column-properties fo:break-before="auto" style:column-width="2.3744in"/>
    </style:style>
    <style:style style:name="co6" style:family="table-column">
      <style:table-column-properties fo:break-before="auto" style:column-width="2.1138in"/>
    </style:style>
    <style:style style:name="co7" style:family="table-column">
      <style:table-column-properties fo:break-before="auto" style:column-width="1.9654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1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 </text:p>
          </table:table-cell>
          <table:table-cell office:value-type="string" calcext:value-type="string">
            <text:p>12 valid</text:p>
          </table:table-cell>
          <table:table-cell office:value-type="string" calcext:value-type="string">
            <text:p>12 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 valid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Artwork and Brand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Basesystem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Console Applic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Installer</text:p>
          </table:table-cell>
          <table:table-cell office:value-type="float" office:value="138" calcext:value-type="float">
            <text:p>138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LibreOffic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libzyp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Pattern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Security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Soun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Translation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Update Proble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Virtualization: Guest Instal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Virtualization: Management Tool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Virtualization: Oth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VP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X ATI/fglrx Driv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X nVidia 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X Server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1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11 valid</text:p>
          </table:table-cell>
          <table:table-cell office:value-type="string" calcext:value-type="string">
            <text:p>11 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 valid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AppArmo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Artwork and Branding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Banshee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Basesystem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Bootload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Installation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KD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Maintenanc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Mobile Devices</text:p>
          </table:table-cell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Novell Client for Linux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Other Graphical Applicatio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Securit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Translations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Update Problems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Virtualization: Guest Installati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Virtualization: Keyboard, Mouse, Video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X ATI/fglrx Drive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X nVidia 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X Server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XEN: Kernel / Hyperviso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XEN: Save / Restore / Migr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compi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table:number-columns-repeated="6"/>
        </table:table-row>
      </table:table>
      <table:table table:name="12-tea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12-team-valid</text:p>
          </table:table-cell>
          <table:table-cell office:value-type="string" calcext:value-type="string">
            <text:p>12-team-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Artwork and Brand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Basesystem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Firefox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Installer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libzyp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Translatio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Virtualization: Guest Installati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Virtualization: Management Tool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X Serv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Console Applic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Update Proble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number-columns-repeated="6"/>
        </table:table-row>
      </table:table>
      <table:table table:name="11-team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component</text:p>
          </table:table-cell>
          <table:table-cell office:value-type="string" calcext:value-type="string">
            <text:p>11-team-valid</text:p>
          </table:table-cell>
          <table:table-cell office:value-type="string" calcext:value-type="string">
            <text:p>11-team-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<text:s text:c="6"/>Banshe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Documentatio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Evolu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Firefox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GNOM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Installati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Kern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Mobile Devic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Networ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Novell Client for Linux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Other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Packag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Patter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Registr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Update Problem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<text:s text:c="6"/>X ATI/fglrx Driver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X Server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XEN: Save / Restore / Migr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YaST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6"/>
        </table:table-row>
      </table:table>
      <table:table table:name="Sheet5" table:style-name="ta1">
        <table:table-column table:style-name="co7" table:default-cell-style-name="Default"/>
        <table:table-column table:style-name="co2" table:number-columns-repeated="4" table:default-cell-style-name="Default"/>
        <table:table-row table:style-name="ro3">
          <table:table-cell office:value-type="string" calcext:value-type="string">
            <text:p>component</text:p>
          </table:table-cell>
          <table:table-cell office:value-type="string" calcext:value-type="string">
            <text:p>12-valid</text:p>
          </table:table-cell>
          <table:table-cell office:value-type="string" calcext:value-type="string">
            <text:p>12-all</text:p>
          </table:table-cell>
          <table:table-cell office:value-type="string" calcext:value-type="string">
            <text:p>11-valid</text:p>
          </table:table-cell>
          <table:table-cell office:value-type="string" calcext:value-type="string">
            <text:p>11-all</text:p>
          </table:table-cell>
        </table:table-row>
        <table:table-row table:style-name="ro1">
          <table:table-cell office:value-type="string" calcext:value-type="string">
            <text:p>Artwork-and-Brand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sesystem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ttern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curit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ranslation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date-Proble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rtualization:-Guest-Instal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-ATI/fglrx-Driv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X-nVidia-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X-Server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12-05T14:43:20.201822392</meta:creation-date>
    <dc:date>2014-12-05T17:43:20.128656567</dc:date>
    <dc:creator>xiaojun </dc:creator>
    <meta:editing-duration>PT2H44M47S</meta:editing-duration>
    <meta:editing-cycles>7</meta:editing-cycles>
    <meta:generator>LibreOffice/4.1.6.2$Linux_X86_64 LibreOffice_project/410m0$Build-2</meta:generator>
    <meta:document-statistic meta:table-count="5" meta:cell-count="580" meta:object-count="0"/>
  </office:meta>
</office:document-meta>
</file>